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35cm" draw:marker-end-width="0.35cm" draw:fill="solid" draw:fill-color="#83caff" draw:textarea-horizontal-align="justify" draw:textarea-vertical-align="bottom" draw:auto-grow-height="false" fo:padding-top="0.14cm" fo:padding-bottom="0.14cm" fo:padding-left="0.115cm" fo:padding-right="0.115cm"/>
    </style:style>
    <style:style style:name="gr2" style:family="graphic" style:parent-style-name="standard">
      <style:graphic-properties draw:stroke="none" svg:stroke-width="0.03cm" draw:marker-start-width="0.35cm" draw:marker-end-width="0.35cm" draw:fill="solid" draw:fill-color="#0084d1" draw:textarea-horizontal-align="justify" draw:textarea-vertical-align="bottom" draw:auto-grow-height="false" fo:min-height="1.346cm" fo:min-width="13.196cm" fo:padding-top="0.14cm" fo:padding-bottom="0.14cm" fo:padding-left="0.115cm" fo:padding-right="0.115cm"/>
    </style:style>
    <style:style style:name="gr3" style:family="graphic" style:parent-style-name="standard">
      <style:graphic-properties draw:stroke="none" draw:fill="none" fo:min-height="0.619cm"/>
    </style:style>
    <style:style style:name="gr4" style:family="graphic" style:parent-style-name="standard">
      <style:graphic-properties draw:stroke="none" draw:fill="none" fo:min-height="0.801cm"/>
    </style:style>
    <style:style style:name="gr5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6" style:family="graphic" style:parent-style-name="standard">
      <style:graphic-properties draw:stroke="solid" svg:stroke-width="0.03cm" svg:stroke-color="#579d1c" draw:marker-start-width="0.35cm" draw:marker-end-width="0.35cm" draw:fill="none" draw:fill-color="#0084d1" draw:textarea-horizontal-align="justify" draw:textarea-vertical-align="bottom" draw:auto-grow-height="false" fo:min-height="1.976cm" fo:min-width="1.946cm" fo:padding-top="0.05cm" fo:padding-bottom="0.05cm" fo:padding-left="0.115cm" fo:padding-right="0.115cm" fo:wrap-option="wrap"/>
    </style:style>
    <style:style style:name="P1" style:family="paragraph">
      <style:paragraph-properties fo:text-align="center"/>
      <style:text-properties style:font-name="Hack"/>
    </style:style>
    <style:style style:name="P2" style:family="paragraph">
      <loext:graphic-properties draw:fill="solid" draw:fill-color="#83caff"/>
      <style:paragraph-properties fo:text-align="center"/>
      <style:text-properties fo:color="#000000" style:font-name="Hack" fo:font-size="12pt"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solid" draw:fill-color="#0084d1"/>
      <style:paragraph-properties fo:text-align="center"/>
      <style:text-properties fo:color="#ffffff" style:font-name="Hack" fo:font-size="12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margin-left="0cm" fo:margin-right="0cm" fo:text-align="start" fo:text-indent="0cm"/>
      <style:text-properties style:font-name="Hack"/>
    </style:style>
    <style:style style:name="P5" style:family="paragraph">
      <loext:graphic-properties draw:fill="none"/>
      <style:paragraph-properties fo:margin-left="0cm" fo:margin-right="0cm" fo:text-align="start" fo:text-indent="0cm"/>
      <style:text-properties style:font-name="Hack" fo:font-size="12pt" fo:font-style="normal" fo:font-weight="normal" style:font-size-asian="10.5pt" style:font-weight-asian="bold" style:font-size-complex="10.5pt" style:font-weight-complex="bold"/>
    </style:style>
    <style:style style:name="P6" style:family="paragraph">
      <loext:graphic-properties draw:fill="none"/>
      <style:paragraph-properties fo:margin-left="0cm" fo:margin-right="0cm" fo:text-align="start" fo:text-indent="0cm"/>
      <style:text-properties style:font-name="Hack" fo:font-size="16pt" fo:font-style="normal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fo:text-align="center"/>
      <style:text-properties style:font-name="Hack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  <style:text-properties style:font-name="Hack" fo:font-size="12pt" style:font-size-asian="12pt" style:font-size-complex="12pt"/>
    </style:style>
    <style:style style:name="P9" style:family="paragraph">
      <loext:graphic-properties draw:fill="none" draw:fill-color="#0084d1"/>
      <style:paragraph-properties fo:text-align="center"/>
      <style:text-properties fo:color="#579d1c" style:font-name="Hack" fo:font-size="1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fo:font-size="12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size="12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4c4c4c" fo:font-size="12pt" fo:font-style="normal" fo:font-weight="normal" style:font-size-asian="10.5pt" style:font-weight-asian="bold" style:font-size-complex="10.5pt" style:font-weight-complex="bold"/>
    </style:style>
    <style:style style:name="T4" style:family="text">
      <style:text-properties fo:color="#4c4c4c" fo:font-size="16pt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579d1c" fo:font-size="12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1.999cm" svg:height="0.848cm" svg:x="0.201cm" svg:y="3.682cm">
          <text:p text:style-name="P1"><text:span text:style-name="T1">masque d'un réseau de class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3.6cm" svg:height="1.8cm" svg:x="0.2cm" svg:y="1.7cm">
          <text:p text:style-name="P1"><text:span text:style-name="T2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181cm" svg:height="0.869cm" svg:x="1.364cm" svg:y="1.04cm">
          <draw:text-box>
            <text:p text:style-name="P4"><text:span text:style-name="T3">octet 1</text:span></text:p>
          </draw:text-box>
        </draw:frame>
        <draw:frame draw:style-name="gr4" draw:text-style-name="P6" draw:layer="layout" svg:width="9.506cm" svg:height="1.051cm" svg:x="0.319cm" svg:y="0.2cm">
          <draw:text-box>
            <text:p text:style-name="P4"><text:span text:style-name="T4">Masque réseau étendu</text:span></text:p>
          </draw:text-box>
        </draw:frame>
        <draw:custom-shape draw:style-name="gr5" draw:text-style-name="P7" draw:layer="layout" svg:width="3.928cm" svg:height="0.727cm" svg:x="0.345cm" svg:y="2.029cm">
          <text:p text:style-name="P1"><text:span text:style-name="T5">1111 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927cm" svg:height="0.727cm" svg:x="4.303cm" svg:y="2.03cm">
          <text:p text:style-name="P1"><text:span text:style-name="T6">1111 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927cm" svg:height="0.728cm" svg:x="8.261cm" svg:y="2.031cm">
          <text:p text:style-name="P1"><text:span text:style-name="T5">1111</text:span><text:span text:style-name="T6"> 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927cm" svg:height="0.728cm" svg:x="12.217cm" svg:y="2.031cm">
          <text:p text:style-name="P1"><text:span text:style-name="T5">111 </text:span><text:span text:style-name="T6">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cm" svg:height="2.3cm" svg:x="13.8cm" svg:y="1.7cm">
          <text:p text:style-name="P1"><text:span text:style-name="T7">Partie</text:span></text:p>
          <text:p text:style-name="P1"><text:span text:style-name="T7">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181cm" svg:height="0.869cm" svg:x="5.438cm" svg:y="1.041cm">
          <draw:text-box>
            <text:p text:style-name="P4"><text:span text:style-name="T3">octet 2</text:span></text:p>
          </draw:text-box>
        </draw:frame>
        <draw:frame draw:style-name="gr3" draw:text-style-name="P5" draw:layer="layout" svg:width="2.182cm" svg:height="0.869cm" svg:x="9.394cm" svg:y="1.041cm">
          <draw:text-box>
            <text:p text:style-name="P4"><text:span text:style-name="T3">octet 3</text:span></text:p>
          </draw:text-box>
        </draw:frame>
        <draw:frame draw:style-name="gr3" draw:text-style-name="P5" draw:layer="layout" svg:width="2.182cm" svg:height="0.869cm" svg:x="13.35cm" svg:y="1.041cm">
          <draw:text-box>
            <text:p text:style-name="P4"><text:span text:style-name="T3">octet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fr" fo:country="FR" style:font-name-asian="Andale Sans UI" style:font-size-asian="24pt" style:language-asian="zxx" style:country-asian="none" style:font-name-complex="Andale Sans UI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Andale Sans UI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8-01-03T16:52:06</meta:creation-date>
    <dc:date>2017-03-04T15:26:40.933972208</dc:date>
    <meta:editing-cycles>35</meta:editing-cycles>
    <meta:editing-duration>PT6H3M1S</meta:editing-duration>
    <dc:creator>Philippe Latu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